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5">
      <style:text-properties officeooo:rsid="001ad0f9" officeooo:paragraph-rsid="001ad0f9"/>
    </style:style>
    <style:style style:name="P2" style:family="paragraph" style:parent-style-name="Standard">
      <style:text-properties officeooo:rsid="001ad0f9" officeooo:paragraph-rsid="001ad0f9"/>
    </style:style>
    <style:style style:name="P3" style:family="paragraph" style:parent-style-name="Standard">
      <style:text-properties officeooo:paragraph-rsid="001ad0f9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6" style:family="text">
      <style:text-properties fo:color="#000000" loext:opacity="100%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esa:</text:p>
      <text:p text:style-name="Standard"><text:a xlink:type="simple" xlink:href="https://www.pexels.com/photo/single-fresh-strawberry-15763953/" text:style-name="Internet_20_link" text:visited-style-name="Visited_20_Internet_20_Link">https://www.pexels.com/photo/single-fresh-strawberry-15763953/</text:a></text:p>
      <text:p text:style-name="P3"><text:a xlink:type="simple" xlink:href="https://www.pexels.com/@hellojoshwithers/" text:style-name="Internet_20_link" text:visited-style-name="Visited_20_Internet_20_Link">https://www.pexels.com/@hellojoshwithers/</text:a></text:p>
      <text:p text:style-name="P3"><text:a xlink:type="simple" xlink:href="https://www.pexels.com/@hellojoshwithers/" text:style-name="Internet_20_link" text:visited-style-name="Visited_20_Internet_20_Link"><text:span text:style-name="T5">Josh Withers</text:span></text:a></text:p>
      <text:p text:style-name="P3"><text:span text:style-name="T5"/></text:p>
      <text:p text:style-name="P2"><text:span text:style-name="T5">Pineapple:</text:span></text:p>
      <text:p text:style-name="P2"><text:a xlink:type="simple" xlink:href="https://www.pexels.com/photo/ripe-tropical-pineapple-in-studio-7194784/" text:style-name="Internet_20_link" text:visited-style-name="Visited_20_Internet_20_Link"><text:span text:style-name="T5">https://www.pexels.com/photo/ripe-tropical-pineapple-in-studio-7194784/</text:span></text:a></text:p>
      <text:p text:style-name="P2"><text:a xlink:type="simple" xlink:href="https://www.pexels.com/@shvets-production/" text:style-name="Internet_20_link" text:visited-style-name="Visited_20_Internet_20_Link"><text:span text:style-name="T5">https://www.pexels.com/@shvets-production/</text:span></text:a></text:p>
      <text:p text:style-name="P2"><text:a xlink:type="simple" xlink:href="https://www.pexels.com/@shvets-production/" text:style-name="Internet_20_link" text:visited-style-name="Visited_20_Internet_20_Link"><text:span text:style-name="T5">SHVETS production</text:span></text:a></text:p>
      <text:p text:style-name="P2"><text:span text:style-name="T5"/></text:p>
      <text:p text:style-name="P2"><text:span text:style-name="T5">Flor morada:</text:span></text:p>
      <text:p text:style-name="P2"><text:a xlink:type="simple" xlink:href="https://www.pexels.com/photo/close-up-photography-of-purple-petaled-flower-133464/" text:style-name="Internet_20_link" text:visited-style-name="Visited_20_Internet_20_Link"><text:span text:style-name="T5">https://www.pexels.com/photo/close-up-photography-of-purple-petaled-flower-133464/</text:span></text:a></text:p>
      <text:p text:style-name="P2"><text:a xlink:type="simple" xlink:href="https://www.pexels.com/@inspiredimages/" text:style-name="Internet_20_link" text:visited-style-name="Visited_20_Internet_20_Link"><text:span text:style-name="T5">https://www.pexels.com/@inspiredimages/</text:span></text:a></text:p>
      <text:p text:style-name="P2"><text:span text:style-name="T5">Anthony</text:span></text:p>
      <text:p text:style-name="Standard"/>
      <text:p text:style-name="P2">Flor blanca:</text:p>
      <text:p text:style-name="P2"><text:a xlink:type="simple" xlink:href="https://www.pexels.com/photo/macro-shot-of-white-flower-669508/" text:style-name="Internet_20_link" text:visited-style-name="Visited_20_Internet_20_Link">https://www.pexels.com/photo/macro-shot-of-white-flower-669508/</text:a></text:p>
      <text:p text:style-name="P2">https://www.pexels.com/@goumbik/</text:p>
      <text:p text:style-name="P2">Lukas</text:p>
      <text:p text:style-name="P2"/>
      <text:p text:style-name="P2">Flor roja con centro amarillo bolitas:</text:p>
      <text:p text:style-name="P2"><text:a xlink:type="simple" xlink:href="https://www.pexels.com/@goumbik/" text:style-name="Internet_20_link" text:visited-style-name="Visited_20_Internet_20_Link">https://www.pexels.com/@goumbik/</text:a></text:p>
      <text:p text:style-name="P2">https://www.pexels.com/@inspiredimages/</text:p>
      <text:p text:style-name="P2">Anthony</text:p>
      <text:p text:style-name="P2"/>
      <text:p text:style-name="P2">Yellow tulipan:</text:p>
      <text:p text:style-name="P2"><text:a xlink:type="simple" xlink:href="https://www.pexels.com/photo/yellow-rose-133472/" text:style-name="Internet_20_link" text:visited-style-name="Visited_20_Internet_20_Link">https://www.pexels.com/photo/yellow-rose-133472/</text:a></text:p>
      <text:p text:style-name="P2">https://www.pexels.com/@inspiredimages/</text:p>
      <text:p text:style-name="P2">Anthony</text:p>
      <text:p text:style-name="P2"/>
      <text:p text:style-name="P2">Lemon:</text:p>
      <text:p text:style-name="P2"><text:a xlink:type="simple" xlink:href="https://www.pexels.com/photo/sliced-pieces-of-lemon-on-pink-surface-4021868/" text:style-name="Internet_20_link" text:visited-style-name="Visited_20_Internet_20_Link">https://www.pexels.com/photo/sliced-pieces-of-lemon-on-pink-surface-4021868/</text:a></text:p>
      <text:p text:style-name="P2"><text:a xlink:type="simple" xlink:href="https://www.pexels.com/@karolina-grabowska/" text:style-name="Internet_20_link" text:visited-style-name="Visited_20_Internet_20_Link">https://www.pexels.com/@karolina-grabowska/</text:a></text:p>
      <text:p text:style-name="P2"><text:a xlink:type="simple" xlink:href="https://www.pexels.com/@karolina-grabowska/" text:style-name="Internet_20_link" text:visited-style-name="Visited_20_Internet_20_Link"><text:span text:style-name="T4">Karolina Grabowska</text:span></text:a></text:p>
      <text:p text:style-name="P2"/>
      <text:p text:style-name="P2">Berries:</text:p>
      <text:p text:style-name="P2"><text:a xlink:type="simple" xlink:href="https://www.pexels.com/photo/blueberries-in-a-bowl-19650387/" text:style-name="Internet_20_link" text:visited-style-name="Visited_20_Internet_20_Link">https://www.pexels.com/photo/blueberries-in-a-bowl-19650387/</text:a></text:p>
      <text:p text:style-name="P2"><text:a xlink:type="simple" xlink:href="https://www.pexels.com/photo/blueberries-in-a-bowl-19650387/" text:style-name="Internet_20_link" text:visited-style-name="Visited_20_Internet_20_Link">https://www.pexels.com/photo/blueberries-in-a-bowl-19650387/</text:a></text:p>
      <text:p text:style-name="P2"><text:a xlink:type="simple" xlink:href="https://www.pexels.com/@milany-figueroa-387367406/" text:style-name="Internet_20_link" text:visited-style-name="Visited_20_Internet_20_Link"><text:span text:style-name="T6">Milany Figueroa</text:span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ans" style:font-family-asian="'Noto Sans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2:47:28.061133464</meta:creation-date>
    <dc:date>2024-01-08T13:06:03.326183435</dc:date>
    <meta:editing-duration>PT18M36S</meta:editing-duration>
    <meta:editing-cycles>1</meta:editing-cycles>
    <meta:document-statistic meta:table-count="0" meta:image-count="0" meta:object-count="0" meta:page-count="1" meta:paragraph-count="32" meta:word-count="44" meta:character-count="1024" meta:non-whitespace-character-count="1012"/>
    <meta:generator>LibreOffice/7.6.4.1$Linux_X86_64 LibreOffice_project/60$Build-1</meta:generator>
  </office:meta>
</office:document-meta>
</file>